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family-generic="modern" style:font-pitch="fixed"/>
    <style:font-face style:name="Source Code Pro" svg:font-family="'Source Code Pr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46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subtitle">
      <style:graphic-properties draw:fill-color="#ffffff" draw:textarea-vertical-align="top" fo:min-height="12.17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4.2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-color="#cccccc"/>
      <style:paragraph-properties fo:text-align="center"/>
      <style:text-properties style:font-name="Hack"/>
    </style:style>
    <style:style style:name="ce2" style:family="table-cell">
      <loext:graphic-properties draw:fill-color="#ccff00"/>
      <style:paragraph-properties fo:text-align="center"/>
      <style:text-properties style:font-name="Hack"/>
    </style:style>
    <style:style style:name="ce3" style:family="table-cell">
      <loext:graphic-properties draw:fill-color="#00ccff"/>
      <style:paragraph-properties fo:text-align="center"/>
      <style:text-properties style:font-name="Hack"/>
    </style:style>
    <style:style style:name="ce4" style:family="table-cell">
      <loext:graphic-properties draw:fill-color="#ff6600"/>
      <style:paragraph-properties fo:text-align="center"/>
      <style:text-properties style:font-name="Hack"/>
    </style:style>
    <style:style style:name="P1" style:family="paragraph">
      <style:text-properties fo:color="#000000" style:font-name="Source Sans Pro1"/>
    </style:style>
    <style:style style:name="P2" style:family="paragraph">
      <loext:graphic-properties draw:fill-color="#ffffff"/>
    </style:style>
    <style:style style:name="P3" style:family="paragraph">
      <style:text-properties fo:color="#ffffff" style:font-name="Source Sans Pro1"/>
    </style:style>
    <style:style style:name="P4" style:family="paragraph">
      <style:paragraph-properties fo:text-align="start"/>
      <style:text-properties fo:color="#000000" style:font-name="Source Sans Pro1" fo:font-size="31pt" style:font-size-asian="31pt" style:font-size-complex="31pt"/>
    </style:style>
    <style:style style:name="P5" style:family="paragraph">
      <loext:graphic-properties draw:fill-color="#ffffff"/>
      <style:paragraph-properties fo:text-align="start"/>
      <style:text-properties fo:color="#000000" style:font-name="Source Sans Pro1" fo:font-size="31pt" style:font-size-asian="31pt" style:font-size-complex="31p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  <style:text-properties style:font-name="Hack"/>
    </style:style>
    <style:style style:name="T1" style:family="text">
      <style:text-properties fo:color="#000000" style:font-name="Source Sans Pro1"/>
    </style:style>
    <style:style style:name="T2" style:family="text">
      <style:text-properties fo:color="#ffffff" style:font-name="Source Sans Pro1"/>
    </style:style>
    <style:style style:name="T3" style:family="text">
      <style:text-properties fo:color="#000000" style:font-name="Source Sans Pro1" fo:font-size="31pt" style:font-size-asian="31pt" style:font-size-complex="31pt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Code Pro" fo:font-size="20pt" fo:letter-spacing="normal" fo:language="nn" fo:country="NO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Code Pro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5.2cm" svg:height="3.467cm" svg:x="1.4cm" svg:y="8.533cm" presentation:class="title" presentation:user-transformed="true">
          <draw:text-box>
            <text:p text:style-name="P1"><text:span text:style-name="T1">Insertion S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3" draw:text-style-name="P3" draw:layer="layout" svg:width="26cm" svg:height="2.663cm" svg:x="1cm" svg:y="0.837cm" presentation:class="title" presentation:user-transformed="true">
          <draw:text-box>
            <text:p text:style-name="P3"><text:span text:style-name="T2">Vorgehen</text:span></text:p>
          </draw:text-box>
        </draw:frame>
        <draw:frame presentation:style-name="pr4" draw:text-style-name="P5" draw:layer="layout" svg:width="25.2cm" svg:height="12.349cm" svg:x="1.4cm" svg:y="5.066cm" presentation:class="subtitle" presentation:user-transformed="true">
          <draw:text-box>
            <text:list text:style-name="L1">
              <text:list-item>
                <text:p text:style-name="P4"><text:span text:style-name="T3"><text:s/></text:span><text:span text:style-name="T3">Vergleichbar mit dem Sortieren eines </text:span><text:span text:style-name="T3"><text:tab/></text:span><text:span text:style-name="T3">Kartenspiels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Karte vom Tisch aufnehmen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In Hand an passender Stell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aufnehmen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Hand ist stets sortiert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lgorithmu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4">for (int i = 1; i &lt; max; i++)</text:span></text:p>
              </text:list-item>
              <text:list-item>
                <text:p text:style-name="P6"><text:span text:style-name="T5"><text:s text:c="12"/></text:span><text:span text:style-name="T5">{</text:span></text:p>
              </text:list-item>
              <text:list-item>
                <text:p text:style-name="P6"><text:span text:style-name="T5"><text:s text:c="16"/></text:span><text:span text:style-name="T5">int j = i;</text:span></text:p>
              </text:list-item>
              <text:list-item>
                <text:p text:style-name="P6"><text:span text:style-name="T5"><text:s text:c="16"/></text:span><text:span text:style-name="T5">while (j &gt; 0)</text:span></text:p>
              </text:list-item>
              <text:list-item>
                <text:p text:style-name="P6"><text:span text:style-name="T5"><text:s text:c="16"/></text:span><text:span text:style-name="T5">{</text:span></text:p>
              </text:list-item>
              <text:list-item>
                <text:p text:style-name="P6"><text:span text:style-name="T5"><text:s text:c="20"/></text:span><text:span text:style-name="T5">if (numarray[j - 1] &gt; numarray[j])</text:span></text:p>
              </text:list-item>
              <text:list-item>
                <text:p text:style-name="P6"><text:span text:style-name="T5"><text:s text:c="20"/></text:span><text:span text:style-name="T5">{</text:span></text:p>
              </text:list-item>
              <text:list-item>
                <text:p text:style-name="P6"><text:span text:style-name="T5"><text:s text:c="24"/></text:span><text:span text:style-name="T5">int temp = numarray[j - 1];</text:span></text:p>
              </text:list-item>
              <text:list-item>
                <text:p text:style-name="P6"><text:span text:style-name="T5"><text:s text:c="24"/></text:span><text:span text:style-name="T5">numarray[j - 1] = numarray[j];</text:span></text:p>
              </text:list-item>
              <text:list-item>
                <text:p text:style-name="P6"><text:span text:style-name="T5"><text:s text:c="24"/></text:span><text:span text:style-name="T5">numarray[j] = temp;</text:span></text:p>
              </text:list-item>
              <text:list-item>
                <text:p text:style-name="P6"><text:span text:style-name="T5"><text:s text:c="24"/></text:span><text:span text:style-name="T5">j--;</text:span></text:p>
              </text:list-item>
              <text:list-item>
                <text:p text:style-name="P6"><text:span text:style-name="T5"><text:s text:c="20"/></text:span><text:span text:style-name="T5">}</text:span></text:p>
              </text:list-item>
              <text:list-item>
                <text:p text:style-name="P6"><text:span text:style-name="T5"><text:s text:c="20"/></text:span><text:span text:style-name="T5">else</text:span></text:p>
              </text:list-item>
              <text:list-item>
                <text:p text:style-name="P6"><text:span text:style-name="T5"><text:s text:c="24"/></text:span><text:span text:style-name="T5">break;</text:span></text:p>
              </text:list-item>
              <text:list-item>
                <text:p text:style-name="P6"><text:span text:style-name="T5"><text:s text:c="16"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3" draw:text-style-name="P3" draw:layer="layout" svg:width="26cm" svg:height="2.663cm" svg:x="1cm" svg:y="0.837cm" presentation:class="title" presentation:user-transformed="true">
          <draw:text-box>
            <text:p text:style-name="P3"><text:span text:style-name="T2">Visualisierung</text:span></text:p>
          </draw:text-box>
        </draw:frame>
        <draw:frame draw:style-name="standard" draw:layer="layout" svg:width="25.199cm" svg:height="10.977cm" svg:x="1.4cm" svg:y="5.0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1" table:default-cell-style-name="ce2">
              <table:table-cell>
                <text:p text:style-name="P7">5</text:p>
              </table:table-cell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6</text:p>
              </table:table-cell>
              <table:table-cell>
                <text:p text:style-name="P7">1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ce2">
              <table:table-cell table:style-name="ce3">
                <text:p text:style-name="P7">5</text:p>
              </table:table-cell>
              <table:table-cell table:style-name="ce4"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6</text:p>
              </table:table-cell>
              <table:table-cell>
                <text:p text:style-name="P7">1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ce2">
              <table:table-cell table:style-name="ce3">
                <text:p text:style-name="P7">2</text:p>
              </table:table-cell>
              <table:table-cell table:style-name="ce4">
                <text:p text:style-name="P7">5</text:p>
              </table:table-cell>
              <table:table-cell>
                <text:p text:style-name="P7">4</text:p>
              </table:table-cell>
              <table:table-cell>
                <text:p text:style-name="P7">6</text:p>
              </table:table-cell>
              <table:table-cell>
                <text:p text:style-name="P7">1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ce2">
              <table:table-cell table:style-name="ce3">
                <text:p text:style-name="P7">2</text:p>
              </table:table-cell>
              <table:table-cell table:style-name="ce3">
                <text:p text:style-name="P7">5</text:p>
              </table:table-cell>
              <table:table-cell table:style-name="ce4">
                <text:p text:style-name="P7">4</text:p>
              </table:table-cell>
              <table:table-cell>
                <text:p text:style-name="P7">6</text:p>
              </table:table-cell>
              <table:table-cell>
                <text:p text:style-name="P7">1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ce2">
              <table:table-cell table:style-name="ce3">
                <text:p text:style-name="P7">2</text:p>
              </table:table-cell>
              <table:table-cell table:style-name="ce3">
                <text:p text:style-name="P7">4</text:p>
              </table:table-cell>
              <table:table-cell table:style-name="ce4"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1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ce3"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 table:style-name="ce4">
                <text:p text:style-name="P7">6</text:p>
              </table:table-cell>
              <table:table-cell table:style-name="ce2">
                <text:p text:style-name="P7">1</text:p>
              </table:table-cell>
              <table:table-cell table:style-name="ce2">
                <text:p text:style-name="P7">3</text:p>
              </table:table-cell>
            </table:table-row>
            <table:table-row table:style-name="ro1" table:default-cell-style-name="ce3"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 table:style-name="ce4">
                <text:p text:style-name="P7">1</text:p>
              </table:table-cell>
              <table:table-cell table:style-name="ce2">
                <text:p text:style-name="P7">3</text:p>
              </table:table-cell>
            </table:table-row>
            <table:table-row table:style-name="ro1" table:default-cell-style-name="ce3"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 table:style-name="ce4">
                <text:p text:style-name="P7">6</text:p>
              </table:table-cell>
              <table:table-cell table:style-name="ce2">
                <text:p text:style-name="P7">3</text:p>
              </table:table-cell>
            </table:table-row>
            <table:table-row table:style-name="ro1" table:default-cell-style-name="ce3"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 table:style-name="ce4">
                <text:p text:style-name="P7">3</text:p>
              </table:table-cell>
            </table:table-row>
            <table:table-row table:style-name="ro1" table:default-cell-style-name="ce3"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Fazit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4">
              <text:list-item>
                <text:p>Pro:</text:p>
                <text:list>
                  <text:list-item>
                    <text:p>Vergleichsweise simpel zu implementieren</text:p>
                  </text:list-item>
                  <text:list-item>
                    <text:p>Arbeitet „In Place“: benötigt wenig Speicher</text:p>
                  </text:list-item>
                </text:list>
              </text:list-item>
              <text:list-item>
                <text:p>Contra:</text:p>
                <text:list>
                  <text:list-item>
                    <text:p>Keine Aussagen über durchschnittliche Laufzeit</text:p>
                  </text:list-item>
                  <text:list-item>
                    <text:p>Lange Laufzeit → besser für kleine Sortierme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family-generic="modern" style:font-pitch="fixed"/>
    <style:font-face style:name="Source Code Pro" svg:font-family="'Source Code Pr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59:36.660000000</meta:creation-date>
    <dc:date>2017-06-22T12:50:50.650000000</dc:date>
    <meta:editing-duration>PT25M59S</meta:editing-duration>
    <meta:editing-cycles>6</meta:editing-cycles>
    <meta:generator>LibreOffice/5.2.4.2$Windows_X86_64 LibreOffice_project/3d5603e1122f0f102b62521720ab13a38a4e0eb0</meta:generator>
    <meta:document-statistic meta:object-count="54"/>
  </office:meta>
</office:document-meta>
</file>